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3.175cm" fo:margin-right="0cm" fo:text-indent="0cm" style:auto-text-indent="false">
        <style:tab-stops>
          <style:tab-stop style:position="4.763cm"/>
        </style:tab-stops>
      </style:paragraph-properties>
      <style:text-properties officeooo:rsid="00084c25" officeooo:paragraph-rsid="00084c25"/>
    </style:style>
    <style:style style:name="P2" style:family="paragraph" style:parent-style-name="Standard">
      <style:paragraph-properties fo:margin-left="3.175cm" fo:margin-right="0cm" fo:text-indent="0cm" style:auto-text-indent="false">
        <style:tab-stops>
          <style:tab-stop style:position="4.763cm"/>
        </style:tab-stops>
      </style:paragraph-properties>
      <style:text-properties officeooo:rsid="00084c25" officeooo:paragraph-rsid="000a8bdf"/>
    </style:style>
    <style:style style:name="P3" style:family="paragraph" style:parent-style-name="Standard">
      <style:paragraph-properties fo:margin-left="3.175cm" fo:margin-right="0cm" fo:text-indent="0cm" style:auto-text-indent="false">
        <style:tab-stops>
          <style:tab-stop style:position="4.763cm"/>
        </style:tab-stops>
      </style:paragraph-properties>
      <style:text-properties officeooo:paragraph-rsid="000b7fa4"/>
    </style:style>
    <style:style style:name="P4" style:family="paragraph" style:parent-style-name="Standard" style:master-page-name="">
      <style:paragraph-properties fo:margin-left="3.281cm" fo:margin-right="0cm" fo:text-indent="0cm" style:auto-text-indent="false" style:page-number="auto">
        <style:tab-stops>
          <style:tab-stop style:position="4.763cm"/>
        </style:tab-stops>
      </style:paragraph-properties>
      <style:text-properties officeooo:rsid="00084c25" officeooo:paragraph-rsid="00084c25"/>
    </style:style>
    <style:style style:name="P5" style:family="paragraph" style:parent-style-name="Standard" style:master-page-name="">
      <style:paragraph-properties fo:margin-left="4.815cm" fo:margin-right="0cm" fo:text-indent="0cm" style:auto-text-indent="false" style:page-number="auto">
        <style:tab-stops>
          <style:tab-stop style:position="4.763cm"/>
        </style:tab-stops>
      </style:paragraph-properties>
      <style:text-properties officeooo:rsid="00084c25" officeooo:paragraph-rsid="00084c25"/>
    </style:style>
    <style:style style:name="P6" style:family="paragraph" style:parent-style-name="Standard">
      <style:paragraph-properties fo:margin-left="4.815cm" fo:margin-right="0cm" fo:text-indent="0cm" style:auto-text-indent="false">
        <style:tab-stops>
          <style:tab-stop style:position="4.763cm"/>
        </style:tab-stops>
      </style:paragraph-properties>
      <style:text-properties officeooo:rsid="00084c25" officeooo:paragraph-rsid="00084c25"/>
    </style:style>
    <style:style style:name="P7" style:family="paragraph" style:parent-style-name="Standard">
      <style:paragraph-properties fo:margin-left="4.815cm" fo:margin-right="0cm" fo:text-indent="0cm" style:auto-text-indent="false">
        <style:tab-stops>
          <style:tab-stop style:position="4.763cm"/>
        </style:tab-stops>
      </style:paragraph-properties>
      <style:text-properties officeooo:rsid="00084c25" officeooo:paragraph-rsid="00086cfe"/>
    </style:style>
    <style:style style:name="P8" style:family="paragraph" style:parent-style-name="Standard">
      <style:paragraph-properties fo:margin-left="4.815cm" fo:margin-right="0cm" fo:text-indent="0cm" style:auto-text-indent="false">
        <style:tab-stops>
          <style:tab-stop style:position="4.763cm"/>
        </style:tab-stops>
      </style:paragraph-properties>
      <style:text-properties officeooo:rsid="00084c25" officeooo:paragraph-rsid="000a8bdf"/>
    </style:style>
    <style:style style:name="P9" style:family="paragraph" style:parent-style-name="Standard" style:master-page-name="">
      <style:paragraph-properties fo:margin-left="4.815cm" fo:margin-right="0cm" fo:text-indent="0cm" style:auto-text-indent="false" style:page-number="auto">
        <style:tab-stops>
          <style:tab-stop style:position="4.763cm"/>
        </style:tab-stops>
      </style:paragraph-properties>
      <style:text-properties officeooo:rsid="00084c25" officeooo:paragraph-rsid="00086cfe"/>
    </style:style>
    <style:style style:name="P10" style:family="paragraph" style:parent-style-name="Standard" style:master-page-name="">
      <style:paragraph-properties fo:margin-left="4.815cm" fo:margin-right="0cm" fo:text-indent="0cm" style:auto-text-indent="false" style:page-number="auto">
        <style:tab-stops>
          <style:tab-stop style:position="4.763cm"/>
        </style:tab-stops>
      </style:paragraph-properties>
      <style:text-properties officeooo:rsid="00084c25" officeooo:paragraph-rsid="000a8bdf"/>
    </style:style>
    <style:style style:name="P11" style:family="paragraph" style:parent-style-name="Standard" style:master-page-name="">
      <style:paragraph-properties fo:margin-left="4.842cm" fo:margin-right="0cm" fo:text-indent="0cm" style:auto-text-indent="false" style:page-number="auto">
        <style:tab-stops>
          <style:tab-stop style:position="4.763cm"/>
        </style:tab-stops>
      </style:paragraph-properties>
      <style:text-properties fo:font-size="14pt" fo:font-weight="bold" officeooo:paragraph-rsid="000b7fa4" style:font-size-asian="14pt" style:font-weight-asian="bold" style:font-size-complex="14pt" style:font-weight-complex="bold"/>
    </style:style>
    <style:style style:name="P12" style:family="paragraph" style:parent-style-name="Standard" style:master-page-name="">
      <style:paragraph-properties fo:margin-left="4.789cm" fo:margin-right="0cm" fo:text-indent="0cm" style:auto-text-indent="false" style:page-number="auto">
        <style:tab-stops>
          <style:tab-stop style:position="4.763cm"/>
        </style:tab-stops>
      </style:paragraph-properties>
      <style:text-properties officeooo:rsid="00084c25" officeooo:paragraph-rsid="00086cfe"/>
    </style:style>
    <style:style style:name="P13" style:family="paragraph" style:parent-style-name="Standard">
      <style:paragraph-properties fo:margin-left="4.789cm" fo:margin-right="0cm" fo:text-indent="0cm" style:auto-text-indent="false">
        <style:tab-stops>
          <style:tab-stop style:position="4.763cm"/>
        </style:tab-stops>
      </style:paragraph-properties>
      <style:text-properties officeooo:rsid="00084c25" officeooo:paragraph-rsid="00086cfe"/>
    </style:style>
    <style:style style:name="P14" style:family="paragraph" style:parent-style-name="Standard" style:master-page-name="">
      <style:paragraph-properties fo:margin-left="6.297cm" fo:margin-right="0cm" fo:text-indent="0cm" style:auto-text-indent="false" style:page-number="auto">
        <style:tab-stops>
          <style:tab-stop style:position="4.763cm"/>
        </style:tab-stops>
      </style:paragraph-properties>
      <style:text-properties officeooo:rsid="00084c25" officeooo:paragraph-rsid="00086cfe"/>
    </style:style>
    <style:style style:name="P15" style:family="paragraph" style:parent-style-name="Standard" style:master-page-name="">
      <style:paragraph-properties fo:margin-left="4.313cm" fo:margin-right="0cm" fo:text-indent="0cm" style:auto-text-indent="false" style:page-number="auto">
        <style:tab-stops>
          <style:tab-stop style:position="4.763cm"/>
        </style:tab-stops>
      </style:paragraph-properties>
      <style:text-properties officeooo:rsid="000d3f31" officeooo:paragraph-rsid="000d3f31"/>
    </style:style>
    <style:style style:name="T1" style:family="text">
      <style:text-properties style:text-position="super 58%"/>
    </style:style>
    <style:style style:name="T2" style:family="text">
      <style:text-properties officeooo:rsid="00086cfe"/>
    </style:style>
    <style:style style:name="T3" style:family="text">
      <style:text-properties officeooo:rsid="000a3129"/>
    </style:style>
    <style:style style:name="T4" style:family="text">
      <style:text-properties officeooo:rsid="000a8bdf"/>
    </style:style>
    <style:style style:name="T5" style:family="text">
      <style:text-properties officeooo:rsid="000b7fa4"/>
    </style:style>
    <style:style style:name="T6" style:family="text">
      <style:text-properties officeooo:rsid="000d3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1"><text:span text:style-name="T5">Even Tempered Musical Scale</text:span></text:p>
      <text:p text:style-name="P4"/>
      <text:p text:style-name="P1"/>
      <text:p text:style-name="P5">A<text:tab/><text:span text:style-name="T2">22</text:span>0</text:p>
      <text:p text:style-name="P6">A#<text:tab/><text:span text:style-name="T2">233.0819</text:span></text:p>
      <text:p text:style-name="P6">B<text:tab/><text:span text:style-name="T2">246.9416</text:span></text:p>
      <text:p text:style-name="P6">C<text:tab/><text:span text:style-name="T2">261.6255</text:span></text:p>
      <text:p text:style-name="P6">C#<text:tab/><text:span text:style-name="T2">277.1825</text:span></text:p>
      <text:p text:style-name="P6">D<text:tab/><text:span text:style-name="T2">293.6646</text:span></text:p>
      <text:p text:style-name="P6">D#<text:tab/><text:span text:style-name="T2">311.1268</text:span></text:p>
      <text:p text:style-name="P6">E<text:tab/><text:span text:style-name="T2">329.6274</text:span></text:p>
      <text:p text:style-name="P6">F<text:tab/><text:span text:style-name="T2">349.2280</text:span></text:p>
      <text:p text:style-name="P6">F#<text:tab/><text:span text:style-name="T2">369.9941</text:span></text:p>
      <text:p text:style-name="P6">G<text:tab/><text:span text:style-name="T2">391.9951</text:span></text:p>
      <text:p text:style-name="P6">G#<text:tab/><text:span text:style-name="T2">415.2042</text:span></text:p>
      <text:p text:style-name="P6"/>
      <text:p text:style-name="P9">A<text:tab/>440</text:p>
      <text:p text:style-name="P7">A#<text:tab/>466.163<text:span text:style-name="T3">7</text:span></text:p>
      <text:p text:style-name="P7">B<text:tab/>493.883<text:span text:style-name="T3">2</text:span></text:p>
      <text:p text:style-name="P7">C<text:tab/>523.251<text:span text:style-name="T3">0</text:span></text:p>
      <text:p text:style-name="P7">C#<text:tab/>554.365<text:span text:style-name="T3">1</text:span></text:p>
      <text:p text:style-name="P7">D<text:tab/>587.329<text:span text:style-name="T3">3</text:span></text:p>
      <text:p text:style-name="P7">D#<text:tab/>622.25<text:span text:style-name="T3">36</text:span></text:p>
      <text:p text:style-name="P7">E<text:tab/>659.25<text:span text:style-name="T3">47</text:span></text:p>
      <text:p text:style-name="P7">F<text:tab/>698.456<text:span text:style-name="T3">0</text:span></text:p>
      <text:p text:style-name="P7">F#<text:tab/>739.988<text:span text:style-name="T3">3</text:span></text:p>
      <text:p text:style-name="P7">G<text:tab/>783.990<text:span text:style-name="T3">2</text:span></text:p>
      <text:p text:style-name="P7">G#<text:tab/>830.60<text:span text:style-name="T3">86</text:span></text:p>
      <text:p text:style-name="P7"/>
      <text:p text:style-name="P10">A<text:tab/><text:span text:style-name="T4">880</text:span></text:p>
      <text:p text:style-name="P8">A#<text:tab/><text:span text:style-name="T4">932.3274</text:span></text:p>
      <text:p text:style-name="P8">B<text:tab/><text:span text:style-name="T4">987.7664</text:span></text:p>
      <text:p text:style-name="P8">C<text:tab/><text:span text:style-name="T4">1046.502</text:span></text:p>
      <text:p text:style-name="P8">C#<text:tab/><text:span text:style-name="T4">1108.730</text:span></text:p>
      <text:p text:style-name="P8">D<text:tab/><text:span text:style-name="T4">1174.659</text:span></text:p>
      <text:p text:style-name="P8">D#<text:tab/><text:span text:style-name="T4">1244.507</text:span></text:p>
      <text:p text:style-name="P8">E<text:tab/><text:span text:style-name="T4">1318.509</text:span></text:p>
      <text:p text:style-name="P8">F<text:tab/><text:span text:style-name="T4">1396.991</text:span></text:p>
      <text:p text:style-name="P8">F#<text:tab/><text:span text:style-name="T4">1479.977</text:span></text:p>
      <text:p text:style-name="P8">G<text:tab/><text:span text:style-name="T4">1567.980</text:span></text:p>
      <text:p text:style-name="P8">G#<text:tab/><text:span text:style-name="T4">1661.217</text:span></text:p>
      <text:p text:style-name="P2"/>
      <text:p text:style-name="P12">Interval <text:s text:c="2"/>= <text:s/>12<text:span text:style-name="T1">th</text:span> root of 2 <text:s/>= <text:s/>1.059463</text:p>
      <text:p text:style-name="P13"/>
      <text:p text:style-name="P14"><text:span text:style-name="T6">196 </text:span>/ <text:span text:style-name="T6">185 <text:s/>= <text:s/>1.059459</text:span></text:p>
      <text:p text:style-name="P13"/>
      <text:p text:style-name="P15">Trained Musician Pitch Sensitivity <text:s/>= <text:s/>0.001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4:08:39.048454113</meta:creation-date>
    <dc:date>2014-01-30T14:45:17.526408756</dc:date>
    <meta:editing-duration>PT32M6S</meta:editing-duration>
    <meta:editing-cycles>7</meta:editing-cycles>
    <meta:generator>LibreOffice/4.1.4.2$Linux_x86 LibreOffice_project/0a0440ccc0227ad9829de5f46be37cfb6edcf72</meta:generator>
    <meta:print-date>2014-01-30T14:39:07.237955683</meta:print-date>
    <meta:document-statistic meta:table-count="0" meta:image-count="0" meta:object-count="0" meta:page-count="1" meta:paragraph-count="40" meta:word-count="95" meta:character-count="495" meta:non-whitespace-character-count="431"/>
  </office:meta>
</office:document-meta>
</file>